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table:style-name="Default" office:value-type="float" office:value="375000" calcext:value-type="float">
            <text:p>3750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]*[.A3]/53791-[.$C$1]" office:value-type="float" office:value="-1500" calcext:value-type="float">
            <text:p>-1500,00</text:p>
          </table:table-cell>
          <table:table-cell table:formula="of:=[.B3]*1.01972" office:value-type="float" office:value="-1529.58" calcext:value-type="float">
            <text:p>-1529,5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B$1]*[.A4]/53791-[.$C$1]" office:value-type="float" office:value="3805.25552601736" calcext:value-type="float">
            <text:p>3805,26</text:p>
          </table:table-cell>
          <table:table-cell table:formula="of:=[.B4]*1.01972" office:value-type="float" office:value="3880.29516499043" calcext:value-type="float">
            <text:p>3880,295164990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$B$1]*[.A5]/53791-[.$C$1]" office:value-type="float" office:value="5638.74068152665" calcext:value-type="float">
            <text:p>5638,74</text:p>
          </table:table-cell>
          <table:table-cell table:formula="of:=[.B5]*1.01972" office:value-type="float" office:value="5749.93664776636" calcext:value-type="float">
            <text:p>5749,936647766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2:53:18.941465433</meta:creation-date>
    <dc:date>2019-09-06T14:37:21.890054548</dc:date>
    <meta:editing-duration>PT31M51S</meta:editing-duration>
    <meta:editing-cycles>2</meta:editing-cycles>
    <meta:generator>LibreOffice/6.1.5.2$Linux_X86_64 LibreOffice_project/10$Build-2</meta:generator>
    <meta:document-statistic meta:table-count="1" meta:cell-count="13" meta:object-count="0"/>
  </office:meta>
</office:document-meta>
</file>